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4cm" style:rel-width="100%" table:align="center"/>
    </style:style>
    <style:style style:name="Table1.A" style:family="table-column">
      <style:table-column-properties style:column-width="4.05cm" style:rel-column-width="2297*"/>
    </style:style>
    <style:style style:name="Table1.B" style:family="table-column">
      <style:table-column-properties style:column-width="3.978cm" style:rel-column-width="2256*"/>
    </style:style>
    <style:style style:name="Table1.C" style:family="table-column">
      <style:table-column-properties style:column-width="3.981cm" style:rel-column-width="2258*"/>
    </style:style>
    <style:style style:name="Table1.D" style:family="table-column">
      <style:table-column-properties style:column-width="3.993cm" style:rel-column-width="2265*"/>
    </style:style>
    <style:style style:name="Table1.1" style:family="table-row">
      <style:table-row-properties style:min-row-height="0.587cm" fo:keep-together="always" style:use-optimal-row-height="false"/>
    </style:style>
    <style:style style:name="Table1.A1" style:family="table-cell">
      <style:table-cell-properties fo:background-color="#dddddd" fo:padding-left="0.123cm" fo:padding-right="0.123cm" fo:padding-top="0cm" fo:padding-bottom="0cm" fo:border="0.5pt solid #000000" style:writing-mode="lr-tb">
        <style:background-image/>
      </style:table-cell-properties>
    </style:style>
    <style:style style:name="Table1.2" style:family="table-row">
      <style:table-row-properties style:min-row-height="1.069cm" fo:keep-together="always" style:use-optimal-row-height="false"/>
    </style:style>
    <style:style style:name="Table1.A2" style:family="table-cell">
      <style:table-cell-properties style:vertical-align="middle" fo:background-color="#f3f3f3" fo:padding-left="0.123cm" fo:padding-right="0.123cm" fo:padding-top="0cm" fo:padding-bottom="0cm" fo:border="0.5pt solid #000000" style:writing-mode="lr-tb">
        <style:background-image/>
      </style:table-cell-properties>
    </style:style>
    <style:style style:name="Table1.4" style:family="table-row">
      <style:table-row-properties style:min-row-height="0.635cm" fo:keep-together="always" style:use-optimal-row-height="false"/>
    </style:style>
    <style:style style:name="Table1.A4" style:family="table-cell">
      <style:table-cell-properties style:vertical-align="middle" fo:background-color="#dddd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123cm" fo:padding-right="0.123cm" fo:padding-top="0cm" fo:padding-bottom="0cm" fo:border="0.5pt solid #000000" style:writing-mode="lr-tb">
        <style:background-image/>
      </style:table-cell-properties>
    </style:style>
    <style:style style:name="Table1.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5" style:family="table-cell">
      <style:table-cell-properties fo:padding-left="0.123cm" fo:padding-right="0.123cm" fo:padding-top="0cm" fo:padding-bottom="0cm" fo:border="0.5pt solid #000000" style:writing-mode="lr-tb"/>
    </style:style>
    <style:style style:name="Table1.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6" style:family="table-cell">
      <style:table-cell-properties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10"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3" style:family="table-cell">
      <style:table-cell-properties fo:padding-left="0.123cm" fo:padding-right="0.123cm" fo:padding-top="0cm" fo:padding-bottom="0cm" fo:border="0.5pt solid #000000" style:writing-mode="lr-tb"/>
    </style:style>
    <style:style style:name="Table1.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4" style:family="table-cell">
      <style:table-cell-properties fo:padding-left="0.123cm" fo:padding-right="0.123cm" fo:padding-top="0cm" fo:padding-bottom="0cm" fo:border="0.5pt solid #000000" style:writing-mode="lr-tb"/>
    </style:style>
    <style:style style:name="Table1.A15" style:family="table-cell">
      <style:table-cell-properties fo:padding-left="0.123cm" fo:padding-right="0.123cm" fo:padding-top="0cm" fo:padding-bottom="0cm" fo:border-left="0.5pt solid #000000" fo:border-right="none" fo:border-top="none" fo:border-bottom="0.5pt solid #000000" style:writing-mode="lr-tb"/>
    </style:style>
    <style:style style:name="Table1.B15" style:family="table-cell">
      <style:table-cell-properties fo:padding-left="0.123cm" fo:padding-right="0.123cm" fo:padding-top="0cm" fo:padding-bottom="0cm" fo:border-left="0.5pt solid #000000" fo:border-right="none" fo:border-top="none" fo:border-bottom="0.5pt solid #000000" style:writing-mode="lr-tb"/>
    </style:style>
    <style:style style:name="Table1.C15" style:family="table-cell">
      <style:table-cell-properties fo:padding-left="0.123cm" fo:padding-right="0.123cm" fo:padding-top="0cm" fo:padding-bottom="0cm" fo:border-left="0.5pt solid #000000" fo:border-right="none" fo:border-top="none" fo:border-bottom="0.5pt solid #000000" style:writing-mode="lr-tb"/>
    </style:style>
    <style:style style:name="Table1.D1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6" style:family="table-cell">
      <style:table-cell-properties fo:padding-left="0.123cm" fo:padding-right="0.123cm" fo:padding-top="0cm" fo:padding-bottom="0cm" fo:border-left="0.5pt solid #000000" fo:border-right="none" fo:border-top="none" fo:border-bottom="0.5pt solid #000000" style:writing-mode="lr-tb"/>
    </style:style>
    <style:style style:name="Table1.B16" style:family="table-cell">
      <style:table-cell-properties fo:padding-left="0.123cm" fo:padding-right="0.123cm" fo:padding-top="0cm" fo:padding-bottom="0cm" fo:border-left="0.5pt solid #000000" fo:border-right="none" fo:border-top="none" fo:border-bottom="0.5pt solid #000000" style:writing-mode="lr-tb"/>
    </style:style>
    <style:style style:name="Table1.C16" style:family="table-cell">
      <style:table-cell-properties fo:padding-left="0.123cm" fo:padding-right="0.123cm" fo:padding-top="0cm" fo:padding-bottom="0cm" fo:border-left="0.5pt solid #000000" fo:border-right="none" fo:border-top="none" fo:border-bottom="0.5pt solid #000000" style:writing-mode="lr-tb"/>
    </style:style>
    <style:style style:name="Table1.D1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7" style:family="table-cell">
      <style:table-cell-properties fo:padding-left="0.123cm" fo:padding-right="0.123cm" fo:padding-top="0cm" fo:padding-bottom="0cm" fo:border-left="0.5pt solid #000000" fo:border-right="none" fo:border-top="none" fo:border-bottom="0.5pt solid #000000" style:writing-mode="lr-tb"/>
    </style:style>
    <style:style style:name="Table1.B17" style:family="table-cell">
      <style:table-cell-properties fo:padding-left="0.123cm" fo:padding-right="0.123cm" fo:padding-top="0cm" fo:padding-bottom="0cm" fo:border-left="0.5pt solid #000000" fo:border-right="none" fo:border-top="none" fo:border-bottom="0.5pt solid #000000" style:writing-mode="lr-tb"/>
    </style:style>
    <style:style style:name="Table1.C17" style:family="table-cell">
      <style:table-cell-properties fo:padding-left="0.123cm" fo:padding-right="0.123cm" fo:padding-top="0cm" fo:padding-bottom="0cm" fo:border-left="0.5pt solid #000000" fo:border-right="none" fo:border-top="none" fo:border-bottom="0.5pt solid #000000" style:writing-mode="lr-tb"/>
    </style:style>
    <style:style style:name="Table1.D1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8" style:family="table-cell">
      <style:table-cell-properties fo:background-color="#f3f3f3" fo:padding-left="0.123cm" fo:padding-right="0.123cm" fo:padding-top="0cm" fo:padding-bottom="0cm" fo:border="0.5pt solid #000000" style:writing-mode="lr-tb">
        <style:background-image/>
      </style:table-cell-properties>
    </style:style>
    <style:style style:name="Table1.A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9" style:family="table-cell">
      <style:table-cell-properties fo:padding-left="0.123cm" fo:padding-right="0.123cm" fo:padding-top="0cm" fo:padding-bottom="0cm" fo:border="0.5pt solid #000000" style:writing-mode="lr-tb"/>
    </style:style>
    <style:style style:name="Table1.A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0" style:family="table-cell">
      <style:table-cell-properties fo:padding-left="0.123cm" fo:padding-right="0.123cm" fo:padding-top="0cm" fo:padding-bottom="0cm" fo:border="0.5pt solid #000000" style:writing-mode="lr-tb"/>
    </style:style>
    <style:style style:name="Table1.A21" style:family="table-cell">
      <style:table-cell-properties fo:padding-left="0.123cm" fo:padding-right="0.123cm" fo:padding-top="0cm" fo:padding-bottom="0cm" fo:border="0.5pt solid #000000" style:writing-mode="lr-tb"/>
    </style:style>
    <style:style style:name="Table1.A22" style:family="table-cell">
      <style:table-cell-properties style:vertical-align="middle"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2" style:family="table-cell">
      <style:table-cell-properties fo:padding-left="0.123cm" fo:padding-right="0.123cm" fo:padding-top="0cm" fo:padding-bottom="0cm" fo:border="0.5pt solid #000000" style:writing-mode="lr-tb"/>
    </style:style>
    <style:style style:name="Table1.B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3" style:family="table-cell">
      <style:table-cell-properties fo:padding-left="0.123cm" fo:padding-right="0.123cm" fo:padding-top="0cm" fo:padding-bottom="0cm" fo:border="0.5pt solid #000000" style:writing-mode="lr-tb"/>
    </style:style>
    <style:style style:name="Tabela2" style:family="table">
      <style:table-properties style:width="14.288cm" fo:margin-left="0.005cm" table:align="left"/>
    </style:style>
    <style:style style:name="Tabela2.A" style:family="table-column">
      <style:table-column-properties style:column-width="4.163cm"/>
    </style:style>
    <style:style style:name="Tabela2.B" style:family="table-column">
      <style:table-column-properties style:column-width="1.693cm"/>
    </style:style>
    <style:style style:name="Tabela2.G" style:family="table-column">
      <style:table-column-properties style:column-width="1.658cm"/>
    </style:style>
    <style:style style:name="Tabela2.1" style:family="table-row">
      <style:table-row-properties style:min-row-height="0.921cm"/>
    </style:style>
    <style:style style:name="Tabela2.A1" style:family="table-cell">
      <style:table-cell-properties style:vertical-align="middle" fo:padding-left="0.123cm" fo:padding-right="0.123cm" fo:padding-top="0cm" fo:padding-bottom="0cm" fo:border="0.5pt solid #000000" fo:wrap-option="no-wrap" style:writing-mode="lr-tb"/>
    </style:style>
    <style:style style:name="Tabela2.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2.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2.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Tabela1" style:family="table">
      <style:table-properties style:width="15.991cm" table:align="center"/>
    </style:style>
    <style:style style:name="Tabela1.A" style:family="table-column">
      <style:table-column-properties style:column-width="4.163cm"/>
    </style:style>
    <style:style style:name="Tabela1.B" style:family="table-column">
      <style:table-column-properties style:column-width="1.693cm"/>
    </style:style>
    <style:style style:name="Tabela1.G" style:family="table-column">
      <style:table-column-properties style:column-width="1.681cm"/>
    </style:style>
    <style:style style:name="Tabela1.1" style:family="table-row">
      <style:table-row-properties style:min-row-height="0.529cm"/>
    </style:style>
    <style:style style:name="Tabela1.A1" style:family="table-cell">
      <style:table-cell-properties style:vertical-align="middle" fo:padding-left="0.123cm" fo:padding-right="0.123cm" fo:padding-top="0cm" fo:padding-bottom="0cm" fo:border="0.5pt solid #000000" fo:wrap-option="no-wrap" style:writing-mode="lr-tb"/>
    </style:style>
    <style:style style:name="Tabela1.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1.2" style:family="table-row">
      <style:table-row-properties style:min-row-height="0.921cm"/>
    </style:style>
    <style:style style:name="Tabela1.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1.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line-height="100%" fo:text-align="center" style:justify-single-word="false" fo:text-indent="0cm" style:auto-text-indent="false"/>
      <style:text-properties fo:font-size="14pt" style:font-size-asian="12.25pt" style:font-size-complex="14pt"/>
    </style:style>
    <style:style style:name="P4" style:family="paragraph" style:parent-style-name="Text_20_body">
      <style:paragraph-properties fo:margin-left="0cm" fo:margin-right="0cm" fo:line-height="100%" fo:text-align="center" style:justify-single-word="false" fo:text-indent="0cm" style:auto-text-indent="false"/>
      <style:text-properties fo:font-size="14pt" fo:font-weight="bold" style:font-size-asian="12.25pt" style:font-weight-asian="bold" style:font-size-complex="14pt" style:font-weight-complex="bold"/>
    </style:style>
    <style:style style:name="P5" style:family="paragraph" style:parent-style-name="Text_20_body">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6" style:family="paragraph" style:parent-style-name="Text_20_body">
      <style:paragraph-properties fo:margin-left="0cm" fo:margin-right="0cm" fo:line-height="100%" fo:text-align="center" style:justify-single-word="false" fo:text-indent="0cm" style:auto-text-indent="false"/>
    </style:style>
    <style:style style:name="P7" style:family="paragraph" style:parent-style-name="Text_20_body">
      <style:paragraph-properties fo:margin-left="0cm" fo:margin-right="0cm" fo:line-height="100%" fo:text-align="start" style:justify-single-word="false" fo:text-indent="0cm" style:auto-text-indent="false"/>
    </style:style>
    <style:style style:name="P8" style:family="paragraph" style:parent-style-name="Normal">
      <style:paragraph-properties fo:margin-left="0cm" fo:margin-right="0cm" fo:text-align="end" style:justify-single-word="false" fo:text-indent="0cm" style:auto-text-indent="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9"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style>
    <style:style style:name="P10"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2" style:font-name-complex="Times New Roman2"/>
    </style:style>
    <style:style style:name="P11" style:family="paragraph" style:parent-style-name="Normal">
      <style:paragraph-properties fo:text-align="center"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12" style:family="paragraph" style:parent-style-name="Normal">
      <style:paragraph-properties fo:text-align="start"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13" style:family="paragraph" style:parent-style-name="Normal">
      <style:paragraph-properties fo:text-align="center" style:justify-single-word="false"/>
      <style:text-properties fo:color="#000000" style:font-name="Times New Roman2" fo:font-size="10pt" fo:font-weight="bold" officeooo:rsid="002753fc" officeooo:paragraph-rsid="002753fc" style:font-name-asian="Times New Roman2" style:font-size-asian="10pt" style:language-asian="pt" style:country-asian="BR" style:font-weight-asian="bold" style:font-name-complex="Times New Roman2" style:font-size-complex="10pt" style:font-weight-complex="bold"/>
    </style:style>
    <style:style style:name="P14" style:family="paragraph" style:parent-style-name="Normal">
      <style:paragraph-properties fo:text-align="center" style:justify-single-word="false"/>
      <style:text-properties fo:color="#000000" style:font-name="Times New Roman2" fo:font-size="10pt" fo:font-weight="bold" officeooo:rsid="00289a9b" officeooo:paragraph-rsid="00289a9b" style:font-name-asian="Times New Roman2" style:font-size-asian="10pt" style:language-asian="pt" style:country-asian="BR" style:font-weight-asian="bold" style:font-name-complex="Times New Roman2" style:font-size-complex="10pt" style:font-weight-complex="bold"/>
    </style:style>
    <style:style style:name="P15" style:family="paragraph" style:parent-style-name="Normal">
      <style:paragraph-properties fo:text-align="center" style:justify-single-word="false"/>
      <style:text-properties fo:color="#000000" style:font-name="Times New Roman2" fo:font-size="10pt" style:font-name-asian="Times New Roman2" style:font-size-asian="10pt" style:language-asian="pt" style:country-asian="BR" style:font-name-complex="Times New Roman2" style:font-size-complex="10pt"/>
    </style:style>
    <style:style style:name="P16" style:family="paragraph" style:parent-style-name="Normal">
      <style:paragraph-properties fo:text-align="center" style:justify-single-word="false"/>
      <style:text-properties fo:color="#000000" style:font-name="Times New Roman2" fo:font-size="10pt" officeooo:paragraph-rsid="00289a9b" style:font-name-asian="Times New Roman2" style:font-size-asian="10pt" style:language-asian="pt" style:country-asian="BR" style:font-name-complex="Times New Roman2" style:font-size-complex="10pt"/>
    </style:style>
    <style:style style:name="P17" style:family="paragraph" style:parent-style-name="Normal">
      <style:paragraph-properties fo:text-align="center" style:justify-single-word="false"/>
      <style:text-properties fo:color="#000000" style:font-name="Times New Roman2" fo:font-size="10pt" officeooo:rsid="002753fc" officeooo:paragraph-rsid="002753fc" style:font-name-asian="Times New Roman2" style:font-size-asian="10pt" style:language-asian="pt" style:country-asian="BR" style:font-name-complex="Times New Roman2" style:font-size-complex="10pt"/>
    </style:style>
    <style:style style:name="P18" style:family="paragraph" style:parent-style-name="Normal">
      <style:paragraph-properties fo:text-align="center" style:justify-single-word="false"/>
      <style:text-properties fo:color="#000000" style:font-name="Times New Roman2" fo:font-size="10pt" officeooo:rsid="0027e992" officeooo:paragraph-rsid="0027e992" style:font-name-asian="Times New Roman2" style:font-size-asian="10pt" style:language-asian="pt" style:country-asian="BR" style:font-name-complex="Times New Roman2" style:font-size-complex="10pt"/>
    </style:style>
    <style:style style:name="P19" style:family="paragraph" style:parent-style-name="Normal">
      <style:paragraph-properties fo:text-align="center" style:justify-single-word="false"/>
      <style:text-properties fo:color="#000000" style:font-name="Times New Roman2" fo:font-size="10pt" officeooo:rsid="00289a9b" officeooo:paragraph-rsid="0027e992" style:font-name-asian="Times New Roman2" style:font-size-asian="10pt" style:language-asian="pt" style:country-asian="BR" style:font-name-complex="Times New Roman2" style:font-size-complex="10pt"/>
    </style:style>
    <style:style style:name="P20" style:family="paragraph" style:parent-style-name="Normal">
      <style:paragraph-properties fo:text-align="center" style:justify-single-word="false"/>
      <style:text-properties fo:color="#000000" style:font-name="Times New Roman2" fo:font-size="10pt" officeooo:rsid="00289a9b" officeooo:paragraph-rsid="00289a9b" style:font-name-asian="Times New Roman2" style:font-size-asian="10pt" style:language-asian="pt" style:country-asian="BR" style:font-name-complex="Times New Roman2" style:font-size-complex="10pt"/>
    </style:style>
    <style:style style:name="P21" style:family="paragraph" style:parent-style-name="Normal">
      <style:paragraph-properties fo:text-align="center" style:justify-single-word="false"/>
      <style:text-properties fo:color="#000000" style:font-name="Times New Roman2" fo:font-size="10pt" officeooo:rsid="0029f2da" officeooo:paragraph-rsid="0029f2da" style:font-name-asian="Times New Roman2" style:font-size-asian="10pt" style:language-asian="pt" style:country-asian="BR" style:font-name-complex="Times New Roman2" style:font-size-complex="10pt"/>
    </style:style>
    <style:style style:name="P22" style:family="paragraph" style:parent-style-name="Normal">
      <style:paragraph-properties fo:text-align="center" style:justify-single-word="false"/>
      <style:text-properties fo:color="#000000" style:font-name="Times New Roman2" fo:font-size="10pt" officeooo:rsid="002ae653" officeooo:paragraph-rsid="002ae653" style:font-name-asian="Times New Roman2" style:font-size-asian="10pt" style:language-asian="pt" style:country-asian="BR" style:font-name-complex="Times New Roman2" style:font-size-complex="10pt"/>
    </style:style>
    <style:style style:name="P23" style:family="paragraph" style:parent-style-name="Normal">
      <style:paragraph-properties fo:text-align="center" style:justify-single-word="false"/>
      <style:text-properties fo:color="#000000" style:font-name="Times New Roman2" fo:font-size="10pt" officeooo:rsid="002b07d7" officeooo:paragraph-rsid="002b07d7" style:font-name-asian="Times New Roman2" style:font-size-asian="10pt" style:language-asian="pt" style:country-asian="BR" style:font-name-complex="Times New Roman2" style:font-size-complex="10pt"/>
    </style:style>
    <style:style style:name="P24" style:family="paragraph" style:parent-style-name="Normal">
      <style:paragraph-properties fo:text-align="center" style:justify-single-word="false"/>
      <style:text-properties fo:color="#000000" style:font-name="Times New Roman2" fo:font-size="16pt" officeooo:paragraph-rsid="00289a9b" style:font-name-asian="Times New Roman2" style:font-size-asian="16pt" style:language-asian="pt" style:country-asian="BR" style:font-name-complex="Times New Roman2" style:font-size-complex="16pt"/>
    </style:style>
    <style:style style:name="P25" style:family="paragraph" style:parent-style-name="Normal">
      <style:paragraph-properties fo:text-align="center" style:justify-single-word="false"/>
      <style:text-properties fo:color="#000000" style:font-name="Times New Roman2" fo:font-size="16pt" officeooo:paragraph-rsid="0029f2da" style:font-name-asian="Times New Roman2" style:font-size-asian="16pt" style:language-asian="pt" style:country-asian="BR" style:font-name-complex="Times New Roman2" style:font-size-complex="16pt"/>
    </style:style>
    <style:style style:name="P26" style:family="paragraph" style:parent-style-name="Normal">
      <style:text-properties fo:color="#000000" style:font-name="Calibri" fo:font-size="10pt" officeooo:paragraph-rsid="00289a9b" style:font-name-asian="Times New Roman2" style:font-size-asian="10pt" style:language-asian="pt" style:country-asian="BR" style:font-name-complex="Times New Roman2" style:font-size-complex="10pt"/>
    </style:style>
    <style:style style:name="P27" style:family="paragraph" style:parent-style-name="Text_20_body">
      <style:text-properties fo:font-weight="bold" style:font-weight-asian="bold"/>
    </style:style>
    <style:style style:name="P28" style:family="paragraph" style:parent-style-name="Text_20_body">
      <style:text-properties officeooo:paragraph-rsid="00289a9b"/>
    </style:style>
    <style:style style:name="P29" style:family="paragraph" style:parent-style-name="Text_20_body">
      <style:text-properties officeooo:paragraph-rsid="002b90d7"/>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6.004cm" style:type="right" style:leader-style="dotted" style:leader-text="."/>
        </style:tab-stops>
      </style:paragraph-properties>
    </style:style>
    <style:style style:name="P32" style:family="paragraph" style:parent-style-name="Contents_20_2">
      <style:paragraph-properties>
        <style:tab-stops>
          <style:tab-stop style:position="15.505cm" style:type="right" style:leader-style="dotted" style:leader-text="."/>
        </style:tab-stops>
      </style:paragraph-properties>
    </style:style>
    <style:style style:name="P33" style:family="paragraph" style:parent-style-name="Subtitle">
      <style:text-properties officeooo:rsid="002b90d7" officeooo:paragraph-rsid="002b90d7"/>
    </style:style>
    <style:style style:name="P34" style:family="paragraph" style:parent-style-name="Title" style:list-style-name="Numbering_20_2">
      <style:paragraph-properties fo:margin-left="0cm" fo:margin-right="0cm" fo:margin-top="0cm" fo:margin-bottom="0cm" loext:contextual-spacing="false" fo:line-height="150%" fo:text-align="start" style:justify-single-word="false" fo:text-indent="0cm" style:auto-text-indent="false" fo:keep-with-next="always"/>
    </style:style>
    <style:style style:name="P35" style:family="paragraph" style:parent-style-name="Title" style:master-page-name="Textual_20_elements">
      <style:paragraph-properties style:page-number="auto"/>
    </style:style>
    <style:style style:name="P36" style:family="paragraph" style:parent-style-name="Text_20_body" style:master-page-name="Textual_20_elements">
      <style:paragraph-properties fo:margin-left="0cm" fo:margin-right="0cm" fo:line-height="100%" fo:text-align="center" style:justify-single-word="false" fo:text-indent="0cm" style:auto-text-indent="false" style:page-number="1"/>
      <style:text-properties fo:font-size="14pt" fo:font-weight="bold" style:font-size-asian="12.25pt" style:font-weight-asian="bold" style:font-size-complex="14pt" style:font-weight-complex="bold"/>
    </style:style>
    <style:style style:name="P37" style:family="paragraph" style:parent-style-name="Text_20_body" style:list-style-name="L1"/>
    <style:style style:name="P3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officeooo:rsid="0029f2da" style:font-size-asian="10pt" style:font-size-complex="10pt"/>
    </style:style>
    <style:style style:name="T4" style:family="text">
      <style:text-properties fo:font-weight="normal" style:font-weight-asian="normal" style:font-weight-complex="normal"/>
    </style:style>
    <style:style style:name="T5" style:family="text">
      <style:text-properties officeooo:rsid="0010eeef"/>
    </style:style>
    <style:style style:name="T6" style:family="text">
      <style:text-properties officeooo:rsid="0011cf56"/>
    </style:style>
    <style:style style:name="T7" style:family="text">
      <style:text-properties officeooo:rsid="00133992"/>
    </style:style>
    <style:style style:name="T8" style:family="text">
      <style:text-properties fo:language="en" fo:country="US"/>
    </style:style>
    <style:style style:name="T9" style:family="text">
      <style:text-properties officeooo:rsid="0014da9f"/>
    </style:style>
    <style:style style:name="T10" style:family="text">
      <style:text-properties officeooo:rsid="0015ab03"/>
    </style:style>
    <style:style style:name="T11" style:family="text">
      <style:text-properties officeooo:rsid="0018484f"/>
    </style:style>
    <style:style style:name="T12" style:family="text">
      <style:text-properties officeooo:rsid="0018e2dc"/>
    </style:style>
    <style:style style:name="T13" style:family="text">
      <style:text-properties officeooo:rsid="00194879"/>
    </style:style>
    <style:style style:name="T14" style:family="text">
      <style:text-properties officeooo:rsid="001c8768"/>
    </style:style>
    <style:style style:name="T15" style:family="text">
      <style:text-properties officeooo:rsid="001c8905"/>
    </style:style>
    <style:style style:name="T16" style:family="text">
      <style:text-properties officeooo:rsid="001cebcc"/>
    </style:style>
    <style:style style:name="T17" style:family="text">
      <style:text-properties officeooo:rsid="00242f61"/>
    </style:style>
    <style:style style:name="T18" style:family="text">
      <style:text-properties fo:language="zxx" fo:country="none" officeooo:rsid="00213128" style:language-asian="zxx" style:country-asian="none" style:language-complex="zxx" style:country-complex="none"/>
    </style:style>
    <style:style style:name="T19" style:family="text">
      <style:text-properties officeooo:rsid="002753fc"/>
    </style:style>
    <style:style style:name="T20" style:family="text">
      <style:text-properties officeooo:rsid="00289a9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3" draw:z-index="1" draw:style-name="gr2" draw:text-style-name="P38" svg:width="1.216cm" svg:height="1.338cm" svg:x="18.157cm" svg:y="27.219cm">
        <text:p/>
      </draw:rect>
      <draw:rect text:anchor-type="page" text:anchor-page-number="4" draw:z-index="2" draw:style-name="gr2" draw:text-style-name="P38" svg:width="1.216cm" svg:height="1.338cm" svg:x="18.157cm" svg:y="27.219cm">
        <text:p/>
      </draw:rect>
      <draw:rect text:anchor-type="page" text:anchor-page-number="5" draw:z-index="3" draw:style-name="gr2" draw:text-style-name="P38" svg:width="1.216cm" svg:height="1.338cm" svg:x="18.157cm" svg:y="27.219cm">
        <text:p/>
      </draw:rect>
      <draw:rect text:anchor-type="page" text:anchor-page-number="5" draw:z-index="4" draw:style-name="gr2" draw:text-style-name="P38" svg:width="1.216cm" svg:height="1.338cm" svg:x="2.177cm" svg:y="3.036cm">
        <text:p/>
      </draw:rect>
      <draw:rect text:anchor-type="page" text:anchor-page-number="4" draw:z-index="5" draw:style-name="gr2" draw:text-style-name="P38" svg:width="0.433cm" svg:height="0.731cm" svg:x="3.013cm" svg:y="3.586cm">
        <text:p/>
      </draw:rect>
      <draw:rect text:anchor-type="page" text:anchor-page-number="12" draw:z-index="7" draw:style-name="gr2" draw:text-style-name="P38" svg:width="1.216cm" svg:height="1.338cm" svg:x="18.157cm" svg:y="27.219cm">
        <text:p/>
      </draw:rect>
      <text:p text:style-name="P4">FELIPE RODRIGUES DO PRADO</text:p>
      <text:p text:style-name="P4">JOÃO PAULO NAKAJIMA <text:span text:style-name="T16">PEREIR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2015</text:p>
      <text:p text:style-name="P36">FELIPE RODRIGUES DO PRADO</text:p>
      <text:p text:style-name="P4">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10">Pesquisa para desenvolvimento do projeto apresentad<text:span text:style-name="T5">a</text:span> à disciplina de TCC 1 do curso de Sistemas de Informação com<text:span text:style-name="T5">o</text:span> requisito parcial para obtenção de créditos.</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2015</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SUMÁRIO</text:p>
          </text:index-title>
          <text:p text:style-name="P31"><text:a xlink:type="simple" xlink:href="#__RefHeading__2065_2051713974" text:style-name="Index_20_Link" text:visited-style-name="Index_20_Link"><text:s/>1 Quadro metodológico<text:tab/>3</text:a></text:p>
          <text:p text:style-name="P32"><text:a xlink:type="simple" xlink:href="#__RefHeading__2772_1490124119" text:style-name="Index_20_Link" text:visited-style-name="Index_20_Link"><text:s/>1.1 Tipo de pesquisa<text:tab/>3</text:a></text:p>
          <text:p text:style-name="P32"><text:a xlink:type="simple" xlink:href="#__RefHeading__2774_1490124119" text:style-name="Index_20_Link" text:visited-style-name="Index_20_Link"><text:s/>1.2 Contexto de pesquisa<text:tab/>3</text:a></text:p>
          <text:p text:style-name="P32"><text:a xlink:type="simple" xlink:href="#__RefHeading__2776_1490124119" text:style-name="Index_20_Link" text:visited-style-name="Index_20_Link"><text:s/>1.3 Participantes<text:tab/>4</text:a></text:p>
          <text:p text:style-name="P32"><text:a xlink:type="simple" xlink:href="#__RefHeading__2778_1490124119" text:style-name="Index_20_Link" text:visited-style-name="Index_20_Link"><text:s/>1.4 Instrumentos<text:tab/>5</text:a></text:p>
          <text:p text:style-name="P32"><text:a xlink:type="simple" xlink:href="#__RefHeading__2780_1490124119" text:style-name="Index_20_Link" text:visited-style-name="Index_20_Link"><text:s/>1.5 Procedimentos<text:tab/>6</text:a></text:p>
          <text:p text:style-name="P32"><text:a xlink:type="simple" xlink:href="#__RefHeading__2782_1490124119" text:style-name="Index_20_Link" text:visited-style-name="Index_20_Link"><text:s/>1.6 Orçamento<text:tab/>6</text:a></text:p>
          <text:p text:style-name="P32"><text:a xlink:type="simple" xlink:href="#__RefHeading__2784_1490124119" text:style-name="Index_20_Link" text:visited-style-name="Index_20_Link"><text:s/>1.7 Cronograma<text:tab/>7</text:a></text:p>
          <text:p text:style-name="P32"><text:a xlink:type="simple" xlink:href="#__RefHeading__1259_932896359" text:style-name="Index_20_Link" text:visited-style-name="Index_20_Link"><text:s/>1.7.1 Primeiro Semestre de 2015<text:tab/>7</text:a></text:p>
          <text:p text:style-name="P32"><text:a xlink:type="simple" xlink:href="#__RefHeading__1261_932896359" text:style-name="Index_20_Link" text:visited-style-name="Index_20_Link"><text:s/>1.7.2 Segundo Semestre de 2015<text:tab/>8</text:a></text:p>
          <text:p text:style-name="P31"><text:a xlink:type="simple" xlink:href="#__RefHeading__2216_2051713974" text:style-name="Index_20_Link" text:visited-style-name="Index_20_Link"><text:s/>2 Referências<text:tab/>10</text:a></text:p>
        </text:index-body>
      </text:table-of-content>
      <text:list xml:id="list4735782602855775857" text:style-name="Numbering_20_2">
        <text:list-header>
          <text:h text:style-name="P34" text:outline-level="1"/>
        </text:list-header>
        <text:list-item>
          <text:h text:style-name="P35" text:outline-level="1"><text:bookmark-start text:name="__RefHeading__2065_2051713974"/>Quadro metodológico<text:bookmark-end text:name="__RefHeading__2065_2051713974"/></text:h>
        </text:list-item>
      </text:list>
      <text:p text:style-name="Text_20_body"/>
      <text:p text:style-name="Text_20_body"/>
      <text:p text:style-name="Text_20_body"/>
      <text:p text:style-name="Text_20_body">Neste capítulo serão abordados os caminhos definidos para conduzir a pesquisa. Serão apresentados o tipo de pesquisa, seu contexto, bem como os participantes, o orçamento, o cronograma, os instrumentos e os procedimentos para o desenvolvimento da pesquisa.</text:p>
      <text:p text:style-name="Text_20_body"/>
      <text:p text:style-name="Text_20_body"/>
      <text:list xml:id="list165201467161550" text:continue-numbering="true" text:style-name="Numbering_20_2">
        <text:list-item>
          <text:list>
            <text:list-item>
              <text:h text:style-name="Subtitle" text:outline-level="2"><text:bookmark-start text:name="__RefHeading__2772_1490124119"/>Tipo de pesquisa<text:bookmark-end text:name="__RefHeading__2772_1490124119"/></text:h>
            </text:list-item>
          </text:list>
        </text:list-item>
      </text:list>
      <text:p text:style-name="Text_20_body"/>
      <text:p text:style-name="Text_20_body"/>
      <text:p text:style-name="Text_20_body">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 </text:p>
      <text:p text:style-name="Text_20_body">Para atingir os objetivos desta pesquisa, será desenvolvida uma pesquisa de abordagem aplicada, a qual é utilizada quando se desenvolve um produto real, com uma finalidade prática, que pode ser aplicado em determinado contexto. Conforme aponta Appolinário (2004,p. 152), pesquisas aplicadas têm o objetivo de <text:span text:style-name="T6">“resolver problemas ou necessidades concretas e imediatas”</text:span>.</text:p>
      <text:p text:style-name="Text_20_body">Aplicando esses conceitos e utilizando a pesquisa de forma aplicada por agregar maiores vantagens e mostrar melhor os resultados obtidos, será desenvolvido um software modularizado com o objetivo de facilitar sua manutenção e aplicação em empresas de diferentes ramos.</text:p>
      <text:p text:style-name="Text_20_body"/>
      <text:p text:style-name="Text_20_body"/>
      <text:list xml:id="list165201467178042" text:continue-numbering="true" text:style-name="Numbering_20_2">
        <text:list-item>
          <text:list>
            <text:list-item>
              <text:h text:style-name="Subtitle" text:outline-level="2"><text:bookmark-start text:name="__RefHeading__2774_1490124119"/>Contexto de pesquisa<text:bookmark-end text:name="__RefHeading__2774_1490124119"/></text:h>
            </text:list-item>
          </text:list>
        </text:list-item>
      </text:list>
      <text:p text:style-name="Text_20_body"/>
      <text:p text:style-name="Text_20_body"/>
      <text:p text:style-name="Text_20_body">Cada vez mais softwares são utilizados em empresas, <text:span text:style-name="T5">indústrias</text:span>, computadores pessoais, web e dispositivos móveis. Estes são desenvolvidos por meio de práticas e <text:soft-page-break/>tecnologias existentes que auxiliam na sua criação, porém a não utilização de tais ferramentas torna o seu desenvolvimento e manutenção um processo desgastante e trabalhoso. </text:p>
      <text:p text:style-name="Text_20_body">Esta pesquisa demonstrará a utilização do <text:span text:style-name="T8">framework</text:span> OSGi, que possibilita o desenvolvimento do software em módulos, oferecendo melhor organização na sua estrutura, vantagens na manutenção e maior facilidade na expansão do mesmo, já que é construído em módulos. </text:p>
      <text:p text:style-name="Text_20_body">Softwares modularizados oferecem maior flexibilidade para atender empresas de diferentes áreas. Através do OSGi, os módulos podem ser desenvolvidos de forma independente, sendo assim, o software pode disponibilizar módulos específicos para cada empresa. Dessa maneira será desenvolvido um software que pode ser adotado por empresas de diferentes segmentos no mercado, bastando apenas que exista um módulo que atenda a necessidade específica da área. </text:p>
      <text:p text:style-name="Text_20_body">O objetivo desse projeto é trazer as metodologias, engenharias, técnicas e tecnologias para o âmbito de softwares comerciais e prover uma base para a facilitação na manutenção e expansão do mesmo.</text:p>
      <text:p text:style-name="Text_20_body"/>
      <text:p text:style-name="Text_20_body"/>
      <text:list xml:id="list165201482170781" text:continue-numbering="true" text:style-name="Numbering_20_2">
        <text:list-item>
          <text:list>
            <text:list-item>
              <text:h text:style-name="Subtitle" text:outline-level="2"><text:bookmark-start text:name="__RefHeading__2776_1490124119"/>Participantes<text:bookmark-end text:name="__RefHeading__2776_1490124119"/></text:h>
            </text:list-item>
          </text:list>
        </text:list-item>
      </text:list>
      <text:p text:style-name="Text_20_body"/>
      <text:p text:style-name="Text_20_body"/>
      <text:p text:style-name="Text_20_body">Participam deste projeto os acadêmicos do curso de bacharelado em Sistemas de Informação da Universidade do Vale do Sapucaí - UNIVAS, os alunos Felipe Rodrigues do Prado e João Paulo Nakajima Pereira sob a orientação do professor Márcio Emílio Cruz Vono de Azevedo. </text:p>
      <text:p text:style-name="Text_20_body">Felipe Rodrigues do Prado no ano de 2010 formou-se em técnico em informática pelo Serviço Nacional de Aprendizagem Comercial (SENAC) e atualmente é estagiário no ICC<text:span text:style-name="T15"> – </text:span>Inatel <text:span text:style-name="T8">Competence</text:span> Center, atuando como desenvolvedor de software para soluções empresariais. </text:p>
      <text:p text:style-name="Text_20_body">João Paulo Nakajima Pereira exerce a profissão de analista de suporte na empresa Automação e Cia, a qual presta serviços de atendimento ao cliente e suporte em softwares de automação de empresas. </text:p>
      <text:p text:style-name="Text_20_body">Márcio Emílio Cruz Vono de Azevedo é bacharel em Engenharia Elétrica com ênfase <text:soft-page-break/>em Eletrônica pelo Instituto Nacional de Telecomunicações<text:span text:style-name="T7"> – </text:span>INATEL, Mestre em Ciência da Computação pela Universidade Federal de Itajubá<text:span text:style-name="T7"> – </text:span>UNIFEI, é professor nas instituições de ensino INATEL na disciplina de Orientação a Objetos e na UNIVAS nas disciplinas de Engenharia de Software, Linguagem de Programação e Sistemas Distribuídos. É <text:span text:style-name="T7">também</text:span> diretor de desenvolvimento de software na empresa TM Tecnologia da Informação Ltda.<text:tab/> </text:p>
      <text:p text:style-name="Text_20_body">O interesse dos participantes nesta pesquisa é conhecer e demonstrar a potencialidade de um sistema modularizado, de a<text:span text:style-name="T9">tender</text:span> <text:span text:style-name="T9">diferentes</text:span> áreas empresariais, analisando os benefícios e desafios que poderão ser encontrados, além de obter mais conhecimentos sobre <text:span text:style-name="T17">a tecnologia OSGi utilizada no</text:span> <text:span text:style-name="T17">desenvolvimento de softwares modulares</text:span>, permitindo assim, como consequência final o alcance de maior vantagem competitiva para as empresas, pois estas usufruiriam de menor custo (tanto financeiro quanto de tempo) de manutenção do software, propiciando maior confiabilidade e disponibilidade do mesmo.</text:p>
      <text:p text:style-name="Text_20_body"/>
      <text:p text:style-name="Text_20_body"/>
      <text:list xml:id="list165201482159666" text:continue-numbering="true" text:style-name="Numbering_20_2">
        <text:list-item>
          <text:list>
            <text:list-item>
              <text:h text:style-name="Subtitle" text:outline-level="2"><text:bookmark-start text:name="__RefHeading__2778_1490124119"/>Instrumentos<text:bookmark-end text:name="__RefHeading__2778_1490124119"/></text:h>
            </text:list-item>
          </text:list>
        </text:list-item>
      </text:list>
      <text:p text:style-name="Text_20_body"/>
      <text:p text:style-name="Text_20_body"/>
      <text:p text:style-name="Text_20_body">Para desenvolver esta pesquisa será necessária a realização de reuniões entre os participantes, para a obtenção e organização das informações, divisão das tarefas e desenvolvimento do software, pois segundo <text:span text:style-name="T18">Kioskea</text:span> (2014) "As reuniões são um meio para partilhar, num grupo de pessoas, um mesmo nível de conhecimento sobre um assunto ou um problema e para tomar decisões colectivamente. Além disso, decisões tomadas coletivamente, com representantes das diferentes entidades interessadas, serão mais facilmente aceitas por todos". </text:p>
      <text:p text:style-name="Text_20_body">Os dados serão obtidos a partir de revisões <text:span text:style-name="T10">e</text:span> pesquisas bibliográficas, reuniões online com pessoas que possuem conhecimentos e experiências profundas desse tema. Após aplicados estes instrumentos será possível analisar e organizar as informações. </text:p>
      <text:p text:style-name="Text_20_body">As reuniões entre os participantes <text:span text:style-name="T10">possuem</text:span> o objetivo de definir a linha de raciocínio a ser seguida, pois o tema apresenta alto nível de complexidade e uma área de aplicação muito abrangente. Além de tomar decisões quanto ao desenvolvimento do software e da utilização e forma de apresentação das tecnologias e metodologias que serão abordadas no projeto.</text:p>
      <text:p text:style-name="Text_20_body"/>
      <text:p text:style-name="Text_20_body"><text:soft-page-break/></text:p>
      <text:list xml:id="list165201482157927" text:continue-numbering="true" text:style-name="Numbering_20_2">
        <text:list-item>
          <text:list>
            <text:list-item>
              <text:h text:style-name="Subtitle" text:outline-level="2"><text:bookmark-start text:name="__RefHeading__2780_1490124119"/>Procedimentos<text:bookmark-end text:name="__RefHeading__2780_1490124119"/></text:h>
            </text:list-item>
          </text:list>
        </text:list-item>
      </text:list>
      <text:p text:style-name="Text_20_body"/>
      <text:p text:style-name="Text_20_body"/>
      <text:p text:style-name="Text_20_body">A ideia deste trabalho é elaborar um software modularizado que permita a fácil manutenção e expansão, auxiliando no suporte e futura ampliação do mesmo. <text:span text:style-name="T12">Assim</text:span>, para o desenvolvimento desta pesquisa, tornou-se necessário a distribuição <text:span text:style-name="T11">da mesma</text:span> em vários procedimentos citados a seguir:</text:p>
      <text:p text:style-name="Text_20_body"/>
      <text:list xml:id="list6435609835571970386" text:style-name="L1">
        <text:list-item>
          <text:p text:style-name="P37">Definir o software a ser desenvolvido para demonstrar as funcionalidades e vantagens <text:span text:style-name="T13">da modularização</text:span>;</text:p>
        </text:list-item>
        <text:list-item>
          <text:p text:style-name="P37">Modelar e elaborar o banco de dados;</text:p>
        </text:list-item>
        <text:list-item>
          <text:p text:style-name="P37">Mapear o banco de dados seguindo a metodologia objeto relacional;</text:p>
        </text:list-item>
        <text:list-item>
          <text:p text:style-name="P37">Fazer o design e criar as interfaces de interação com o usuário;</text:p>
        </text:list-item>
        <text:list-item>
          <text:p text:style-name="P37">Implementar a lógica do negócio;</text:p>
        </text:list-item>
        <text:list-item>
          <text:p text:style-name="P37">Estruturar e <text:span text:style-name="T14">conectar</text:span> funcionalmente os módulos do sistema;</text:p>
        </text:list-item>
        <text:list-item>
          <text:p text:style-name="P37">Documentar o projeto.</text:p>
        </text:list-item>
      </text:list>
      <text:p text:style-name="Text_20_body"/>
      <text:p text:style-name="Text_20_body">Após a conclusão desses procedimentos deverá ser feita a análise para a verificação do funcionamento e desempenho <text:span text:style-name="T14">da </text:span>tecnologia no âmbito de aplicações empresariais, averiguando os benefícios e o ponderando a utilização dessa nova forma de se desenvolver softwares.</text:p>
      <text:p text:style-name="Text_20_body"/>
      <text:p text:style-name="Text_20_body"/>
      <text:list xml:id="list165201498161819" text:continue-list="list165201482157927" text:style-name="Numbering_20_2">
        <text:list-item>
          <text:list>
            <text:list-item>
              <text:h text:style-name="Subtitle" text:outline-level="2"><text:bookmark-start text:name="__RefHeading__2782_1490124119"/>Orçamento<text:bookmark-end text:name="__RefHeading__2782_1490124119"/></text:h>
            </text:list-item>
          </text:list>
        </text:list-item>
      </text:list>
      <text:p text:style-name="Text_20_body"/>
      <text:p text:style-name="P2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9"><text:span text:style-name="Fonte_20_parág._20_padrão">ORÇAMENTO DETALHADO DO PROJETO</text:span></text:p>
          </table:table-cell>
          <table:covered-table-cell/>
          <table:covered-table-cell/>
          <table:covered-table-cell/>
        </table:table-row>
        <table:table-row table:style-name="Table1.2">
          <table:table-cell table:style-name="Table1.A2" table:number-columns-spanned="4" office:value-type="string">
            <text:p text:style-name="P7"><text:span text:style-name="Fonte_20_parág._20_padrão">1. RECURSOS MATERIAIS</text:span></text:p>
          </table:table-cell>
          <table:covered-table-cell/>
          <table:covered-table-cell/>
          <table:covered-table-cell/>
        </table:table-row>
        <table:table-row table:style-name="Table1.2">
          <table:table-cell table:style-name="Table1.A2" table:number-columns-spanned="4" office:value-type="string">
            <text:p text:style-name="P7"><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le1.4">
          <table:table-cell table:style-name="Table1.A4" office:value-type="string">
            <text:p text:style-name="P6"><text:span text:style-name="Fonte_20_parág._20_padrão"><text:span text:style-name="T4">Descrição do Material</text:span></text:span></text:p>
          </table:table-cell>
          <table:table-cell table:style-name="Table1.A4" office:value-type="string">
            <text:p text:style-name="P6"><text:span text:style-name="Fonte_20_parág._20_padrão"><text:span text:style-name="T4">Quantidade</text:span></text:span></text:p>
          </table:table-cell>
          <table:table-cell table:style-name="Table1.A4" office:value-type="string">
            <text:p text:style-name="P6"><text:span text:style-name="Fonte_20_parág._20_padrão"><text:span text:style-name="T4">Valor (unidade – em reais)</text:span></text:span></text:p>
          </table:table-cell>
          <table:table-cell table:style-name="Table1.D4" office:value-type="string">
            <text:p text:style-name="P6"><text:span text:style-name="Fonte_20_parág._20_padrão"><text:span text:style-name="T4">Total R$</text:span></text:span></text:p>
          </table:table-cell>
        </table:table-row>
        <text:soft-page-break/>
        <table:table-row table:style-name="Table1.4">
          <table:table-cell table:style-name="Table1.A5" office:value-type="string">
            <text:p text:style-name="P6">Livros</text:p>
          </table:table-cell>
          <table:table-cell table:style-name="Table1.B5" office:value-type="string">
            <text:p text:style-name="P6">1</text:p>
          </table:table-cell>
          <table:table-cell table:style-name="Table1.C5" office:value-type="string">
            <text:p text:style-name="P6">52,11</text:p>
          </table:table-cell>
          <table:table-cell table:style-name="Table1.D5" office:value-type="string">
            <text:p text:style-name="P6">52,11</text:p>
          </table:table-cell>
        </table:table-row>
        <table:table-row table:style-name="Table1.4">
          <table:table-cell table:style-name="Table1.A6" office:value-type="string">
            <text:p text:style-name="P6"><text:span text:style-name="Fonte_20_parág._20_padrão">Subtotal</text:span></text:p>
          </table:table-cell>
          <table:table-cell table:style-name="Table1.B6" office:value-type="string">
            <text:p text:style-name="P6"/>
          </table:table-cell>
          <table:table-cell table:style-name="Table1.C6" office:value-type="string">
            <text:p text:style-name="P6"/>
          </table:table-cell>
          <table:table-cell table:style-name="Table1.D6" office:value-type="string">
            <text:p text:style-name="P6">52,11</text:p>
          </table:table-cell>
        </table:table-row>
        <table:table-row table:style-name="Table1.2">
          <table:table-cell table:style-name="Table1.A2" table:number-columns-spanned="4" office:value-type="string">
            <text:p text:style-name="P7"><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le1.4">
          <table:table-cell table:style-name="Table1.A4" office:value-type="string">
            <text:p text:style-name="P6"><text:span text:style-name="Fonte_20_parág._20_padrão"><text:span text:style-name="T4">Descrição do Material</text:span></text:span></text:p>
          </table:table-cell>
          <table:table-cell table:style-name="Table1.A4" office:value-type="string">
            <text:p text:style-name="P6"><text:span text:style-name="Fonte_20_parág._20_padrão"><text:span text:style-name="T4">Quantidade</text:span></text:span></text:p>
          </table:table-cell>
          <table:table-cell table:style-name="Table1.A4" office:value-type="string">
            <text:p text:style-name="P6"><text:span text:style-name="Fonte_20_parág._20_padrão"><text:span text:style-name="T4">Valor (unidade – em reais)</text:span></text:span></text:p>
          </table:table-cell>
          <table:table-cell table:style-name="Table1.D4" office:value-type="string">
            <text:p text:style-name="P6"><text:span text:style-name="Fonte_20_parág._20_padrão"><text:span text:style-name="T4">Total R$</text:span></text:span></text:p>
          </table:table-cell>
        </table:table-row>
        <table:table-row table:style-name="Table1.4">
          <table:table-cell table:style-name="Table1.A9" office:value-type="string">
            <text:p text:style-name="P6">Material de papelaria</text:p>
          </table:table-cell>
          <table:table-cell table:style-name="Table1.B9" office:value-type="string">
            <text:p text:style-name="P6"/>
          </table:table-cell>
          <table:table-cell table:style-name="Table1.C9" office:value-type="string">
            <text:p text:style-name="P6"/>
          </table:table-cell>
          <table:table-cell table:style-name="Table1.D9" office:value-type="string">
            <text:p text:style-name="P6">20,00</text:p>
          </table:table-cell>
        </table:table-row>
        <table:table-row table:style-name="Table1.4">
          <table:table-cell table:style-name="Table1.A10" office:value-type="string">
            <text:p text:style-name="P6"><text:span text:style-name="Fonte_20_parág._20_padrão">Subtotal</text:span></text:p>
          </table:table-cell>
          <table:table-cell table:style-name="Table1.B10" office:value-type="string">
            <text:p text:style-name="P6"/>
          </table:table-cell>
          <table:table-cell table:style-name="Table1.C10" office:value-type="string">
            <text:p text:style-name="P6"/>
          </table:table-cell>
          <table:table-cell table:style-name="Table1.D10" office:value-type="string">
            <text:p text:style-name="P6">20,00</text:p>
          </table:table-cell>
        </table:table-row>
        <table:table-row table:style-name="Table1.2">
          <table:table-cell table:style-name="Table1.A2" table:number-columns-spanned="4" office:value-type="string">
            <text:p text:style-name="P7"><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le1.4">
          <table:table-cell table:style-name="Table1.A4" office:value-type="string">
            <text:p text:style-name="P6"><text:span text:style-name="Fonte_20_parág._20_padrão">Descrição do Material</text:span></text:p>
          </table:table-cell>
          <table:table-cell table:style-name="Table1.A4" office:value-type="string">
            <text:p text:style-name="P6"><text:span text:style-name="Fonte_20_parág._20_padrão">Quantidade</text:span></text:p>
          </table:table-cell>
          <table:table-cell table:style-name="Table1.A4" office:value-type="string">
            <text:p text:style-name="P6"><text:span text:style-name="Fonte_20_parág._20_padrão">Valor (unidade – em reais)</text:span></text:p>
          </table:table-cell>
          <table:table-cell table:style-name="Table1.D4" office:value-type="string">
            <text:p text:style-name="P6"><text:span text:style-name="Fonte_20_parág._20_padrão">Total R$</text:span></text:p>
          </table:table-cell>
        </table:table-row>
        <table:table-row table:style-name="Table1.4">
          <table:table-cell table:style-name="Table1.A13" office:value-type="string">
            <text:p text:style-name="P6"><text:span text:style-name="Fonte_20_parág._20_padrão">Capa dura</text:span></text:p>
          </table:table-cell>
          <table:table-cell table:style-name="Table1.B13" office:value-type="string">
            <text:p text:style-name="P6">2</text:p>
          </table:table-cell>
          <table:table-cell table:style-name="Table1.C13" office:value-type="string">
            <text:p text:style-name="P6">50,00</text:p>
          </table:table-cell>
          <table:table-cell table:style-name="Table1.D13" office:value-type="string">
            <text:p text:style-name="P6">100,00</text:p>
          </table:table-cell>
        </table:table-row>
        <table:table-row table:style-name="Table1.4">
          <table:table-cell table:style-name="Table1.A14" office:value-type="string">
            <text:p text:style-name="P6">Cópias</text:p>
          </table:table-cell>
          <table:table-cell table:style-name="Table1.B14" office:value-type="string">
            <text:p text:style-name="P6">50</text:p>
          </table:table-cell>
          <table:table-cell table:style-name="Table1.C14" office:value-type="string">
            <text:p text:style-name="P6">0,10</text:p>
          </table:table-cell>
          <table:table-cell table:style-name="Table1.D14" office:value-type="string">
            <text:p text:style-name="P6">5,00</text:p>
          </table:table-cell>
        </table:table-row>
        <table:table-row table:style-name="Table1.4">
          <table:table-cell table:style-name="Table1.A16" office:value-type="string">
            <text:p text:style-name="P6">Locomoção</text:p>
          </table:table-cell>
          <table:table-cell table:style-name="Table1.B16" office:value-type="string">
            <text:p text:style-name="P6">100</text:p>
          </table:table-cell>
          <table:table-cell table:style-name="Table1.C16" office:value-type="string">
            <text:p text:style-name="P6">2,75</text:p>
          </table:table-cell>
          <table:table-cell table:style-name="Table1.D16" office:value-type="string">
            <text:p text:style-name="P6">275,00</text:p>
          </table:table-cell>
        </table:table-row>
        <table:table-row table:style-name="Table1.4">
          <table:table-cell table:style-name="Table1.A16" office:value-type="string">
            <text:p text:style-name="P6">Impressões</text:p>
          </table:table-cell>
          <table:table-cell table:style-name="Table1.B16" office:value-type="string">
            <text:p text:style-name="P6">500</text:p>
          </table:table-cell>
          <table:table-cell table:style-name="Table1.C16" office:value-type="string">
            <text:p text:style-name="P6">0,10</text:p>
          </table:table-cell>
          <table:table-cell table:style-name="Table1.D16" office:value-type="string">
            <text:p text:style-name="P6">50,00</text:p>
          </table:table-cell>
        </table:table-row>
        <table:table-row table:style-name="Table1.4">
          <table:table-cell table:style-name="Table1.A17" office:value-type="string">
            <text:p text:style-name="P6"><text:span text:style-name="Fonte_20_parág._20_padrão">Subtotal</text:span></text:p>
          </table:table-cell>
          <table:table-cell table:style-name="Table1.B17" office:value-type="string">
            <text:p text:style-name="P6"/>
          </table:table-cell>
          <table:table-cell table:style-name="Table1.C17" office:value-type="string">
            <text:p text:style-name="P6"/>
          </table:table-cell>
          <table:table-cell table:style-name="Table1.D17" office:value-type="string">
            <text:p text:style-name="P6">430,00</text:p>
          </table:table-cell>
        </table:table-row>
        <table:table-row table:style-name="Table1.4">
          <table:table-cell table:style-name="Table1.A18" table:number-columns-spanned="4" office:value-type="string">
            <text:p text:style-name="P7"><text:span text:style-name="Fonte_20_parág._20_padrão">3. RESERVA TÉCNICA/ Despesas Operacionais </text:span>(10% no total do dispêndio)</text:p>
          </table:table-cell>
          <table:covered-table-cell/>
          <table:covered-table-cell/>
          <table:covered-table-cell/>
        </table:table-row>
        <table:table-row table:style-name="Table1.4">
          <table:table-cell table:style-name="Table1.A19" office:value-type="string">
            <text:p text:style-name="P6">Reserva</text:p>
          </table:table-cell>
          <table:table-cell table:style-name="Table1.B19" office:value-type="string">
            <text:p text:style-name="P6">1</text:p>
          </table:table-cell>
          <table:table-cell table:style-name="Table1.C19" office:value-type="string">
            <text:p text:style-name="P6">50,21</text:p>
          </table:table-cell>
          <table:table-cell table:style-name="Table1.D19" office:value-type="string">
            <text:p text:style-name="P6">50,21</text:p>
          </table:table-cell>
        </table:table-row>
        <table:table-row table:style-name="Table1.4">
          <table:table-cell table:style-name="Table1.A20" office:value-type="string">
            <text:p text:style-name="P6"><text:span text:style-name="Fonte_20_parág._20_padrão">Subtotal</text:span></text:p>
          </table:table-cell>
          <table:table-cell table:style-name="Table1.B20" office:value-type="string">
            <text:p text:style-name="P6"/>
          </table:table-cell>
          <table:table-cell table:style-name="Table1.C20" office:value-type="string">
            <text:p text:style-name="P6"/>
          </table:table-cell>
          <table:table-cell table:style-name="Table1.D20" office:value-type="string">
            <text:p text:style-name="P6">50,21</text:p>
          </table:table-cell>
        </table:table-row>
        <table:table-row table:style-name="Table1.4">
          <table:table-cell table:style-name="Table1.A21" table:number-columns-spanned="4" office:value-type="string">
            <text:p text:style-name="P6"/>
          </table:table-cell>
          <table:covered-table-cell/>
          <table:covered-table-cell/>
          <table:covered-table-cell/>
        </table:table-row>
        <table:table-row table:style-name="Table1.4">
          <table:table-cell table:style-name="Table1.A22" table:number-rows-spanned="2" office:value-type="string">
            <text:p text:style-name="P6">TOTAL</text:p>
          </table:table-cell>
          <table:table-cell table:style-name="Table1.B22" office:value-type="string">
            <text:p text:style-name="P6">Valor previsto R$</text:p>
          </table:table-cell>
          <table:table-cell table:style-name="Table1.C22" office:value-type="string">
            <text:p text:style-name="P6">Reserva de gastos</text:p>
          </table:table-cell>
          <table:table-cell table:style-name="Table1.D22" office:value-type="string">
            <text:p text:style-name="P6">Total</text:p>
          </table:table-cell>
        </table:table-row>
        <table:table-row table:style-name="Table1.4">
          <table:covered-table-cell/>
          <table:table-cell table:style-name="Table1.B23" office:value-type="string">
            <text:p text:style-name="P6">502,11</text:p>
          </table:table-cell>
          <table:table-cell table:style-name="Table1.C23" office:value-type="string">
            <text:p text:style-name="P6">50,21</text:p>
          </table:table-cell>
          <table:table-cell table:style-name="Table1.D23" office:value-type="string">
            <text:p text:style-name="P6">552,32</text:p>
          </table:table-cell>
        </table:table-row>
      </table:table>
      <text:p text:style-name="Text_20_body"/>
      <text:p text:style-name="Text_20_body"/>
      <text:list xml:id="list165201513162549" text:continue-numbering="true" text:style-name="Numbering_20_2">
        <text:list-item>
          <text:list>
            <text:list-item>
              <text:h text:style-name="Subtitle" text:outline-level="2"><text:bookmark-start text:name="__RefHeading__2784_1490124119"/>Cronograma<text:bookmark-end text:name="__RefHeading__2784_1490124119"/></text:h>
            </text:list-item>
          </text:list>
        </text:list-item>
      </text:list>
      <text:p text:style-name="Text_20_body"/>
      <text:p text:style-name="Text_20_body"/>
      <text:list xml:id="list165201513179765" text:continue-numbering="true" text:style-name="Numbering_20_2">
        <text:list-item>
          <text:list>
            <text:list-item>
              <text:list>
                <text:list-item>
                  <text:h text:style-name="P33" text:outline-level="2"><text:bookmark-start text:name="__RefHeading__1259_932896359"/>Primeiro Semestre de 2015<text:bookmark-end text:name="__RefHeading__1259_932896359"/></text:h>
                </text:list-item>
              </text:list>
            </text:list-item>
          </text:list>
        </text:list-item>
      </text:list>
      <text:p text:style-name="P29"/>
      <text:p text:style-name="P28"><draw:connector text:anchor-type="paragraph" draw:z-index="6" draw:name="Conector de seta reta 1" draw:style-name="gr1" draw:type="line" svg:x1="0.009cm" svg:y1="0.727cm" svg:x2="4.135cm" svg:y2="1.919cm" svg:d="M9 727l4126 1192" svg:viewBox="0 0 4128 1194"><text:p/></draw:connector></text:p>
      <table:table table:name="Tabela2" table:style-name="Tabela2">
        <table:table-column table:style-name="Tabela2.A"/>
        <table:table-column table:style-name="Tabela2.B" table:number-columns-repeated="5"/>
        <table:table-column table:style-name="Tabela2.G"/>
        <table:table-row table:style-name="Tabela2.1">
          <table:table-cell table:style-name="Tabela2.A1" office:value-type="string">
            <text:p text:style-name="P8">Mês</text:p>
            <text:p text:style-name="P11"/>
            <text:p text:style-name="P12">Tarefas</text:p>
          </table:table-cell>
          <table:table-cell table:style-name="Tabela2.B1" office:value-type="string">
            <text:p text:style-name="P14">DEZ</text:p>
          </table:table-cell>
          <table:table-cell table:style-name="Tabela2.B1" office:value-type="string">
            <text:p text:style-name="P14">JAN</text:p>
          </table:table-cell>
          <table:table-cell table:style-name="Tabela2.B1" office:value-type="string">
            <text:p text:style-name="P14">FEV</text:p>
          </table:table-cell>
          <table:table-cell table:style-name="Tabela2.B1" office:value-type="string">
            <text:p text:style-name="P14">MAR</text:p>
          </table:table-cell>
          <table:table-cell table:style-name="Tabela2.B1" office:value-type="string">
            <text:p text:style-name="P14">ABR</text:p>
          </table:table-cell>
          <table:table-cell table:style-name="Tabela2.B1" office:value-type="string">
            <text:p text:style-name="P14">MAI</text:p>
          </table:table-cell>
        </table:table-row>
        <table:table-row table:style-name="Tabela2.1">
          <table:table-cell table:style-name="Tabela2.A2" office:value-type="string">
            <text:p text:style-name="P16">Orientação do Pré-projeto</text:p>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Formulação do Pré-projeto</text:p>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Pesquisas dos itens do pré – projeto</text:p>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ext:soft-page-break/>
        <table:table-row table:style-name="Tabela2.1">
          <table:table-cell table:style-name="Tabela2.A1" office:value-type="string">
            <text:p text:style-name="P16">Fechamento do pré-projeto</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Entrega do pré-projeto</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Orientação da Introdução, Objetivos e Justificativa</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Formulação da Introdução, Objetivos e Justificativa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Fechamento da Introdução, Objetivos e Justificativa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Entrega da Introdução, Objetivos e Justificativa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Orientação do Quadro Teórico</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Formulação do Quadro Teórico</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Entrega do Quadro Teórico</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X</text:p>
          </table:table-cell>
          <table:table-cell table:style-name="Tabela2.B2" office:value-type="string">
            <text:p text:style-name="P16"/>
          </table:table-cell>
          <table:table-cell table:style-name="Tabela2.B2" office:value-type="string">
            <text:p text:style-name="P16"/>
          </table:table-cell>
        </table:table-row>
        <table:table-row table:style-name="Tabela2.1">
          <table:table-cell table:style-name="Tabela2.A1" office:value-type="string">
            <text:p text:style-name="P16">Orientação do Quadro Metodológico</text:p>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16">X</text:p>
          </table:table-cell>
          <table:table-cell table:style-name="Tabela2.B2" office:value-type="string">
            <text:p text:style-name="P25"><text:span text:style-name="Fonte_20_parág._20_padrão"><text:span text:style-name="T3">X</text:span></text:span></text:p>
          </table:table-cell>
          <table:table-cell table:style-name="Tabela2.B2" office:value-type="string">
            <text:p text:style-name="P26"/>
          </table:table-cell>
        </table:table-row>
        <table:table-row table:style-name="Tabela2.1">
          <table:table-cell table:style-name="Tabela2.A1" office:value-type="string">
            <text:p text:style-name="P16">Formulação do Quadro Metodológico</text:p>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16"/>
          </table:table-cell>
          <table:table-cell table:style-name="Tabela2.B2" office:value-type="string">
            <text:p text:style-name="P24"><text:span text:style-name="Fonte_20_parág._20_padrão"><text:span text:style-name="T2">X</text:span></text:span></text:p>
          </table:table-cell>
          <table:table-cell table:style-name="Tabela2.B2" office:value-type="string">
            <text:p text:style-name="P26"/>
          </table:table-cell>
        </table:table-row>
        <table:table-row table:style-name="Tabela2.1">
          <table:table-cell table:style-name="Tabela2.A1" office:value-type="string">
            <text:p text:style-name="P16">Entrega do Quadro Metodológico</text:p>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16"/>
          </table:table-cell>
          <table:table-cell table:style-name="Tabela2.B2" office:value-type="string">
            <text:p text:style-name="P24"><text:span text:style-name="Fonte_20_parág._20_padrão"><text:span text:style-name="T2">X</text:span></text:span></text:p>
          </table:table-cell>
          <table:table-cell table:style-name="Tabela2.B2" office:value-type="string">
            <text:p text:style-name="P26"/>
          </table:table-cell>
        </table:table-row>
        <table:table-row table:style-name="Tabela2.1">
          <table:table-cell table:style-name="Tabela2.A1" office:value-type="string">
            <text:p text:style-name="P16">Revisão do projeto para entrega</text:p>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16"/>
          </table:table-cell>
          <table:table-cell table:style-name="Tabela2.B2" office:value-type="string">
            <text:p text:style-name="P21">X</text:p>
          </table:table-cell>
          <table:table-cell table:style-name="Tabela2.B2" office:value-type="string">
            <text:p text:style-name="P16"/>
          </table:table-cell>
        </table:table-row>
        <table:table-row table:style-name="Tabela2.1">
          <table:table-cell table:style-name="Tabela2.A1" office:value-type="string">
            <text:p text:style-name="P16">Entrega dos projetos para qualificação</text:p>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16"/>
          </table:table-cell>
          <table:table-cell table:style-name="Tabela2.B2" office:value-type="string">
            <text:p text:style-name="P21">X</text:p>
          </table:table-cell>
        </table:table-row>
        <table:table-row table:style-name="Tabela2.1">
          <table:table-cell table:style-name="Tabela2.A1" office:value-type="string">
            <text:p text:style-name="P16">Bancas de qualificação de Projetos</text:p>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16"/>
          </table:table-cell>
          <table:table-cell table:style-name="Tabela2.B2" office:value-type="string">
            <text:p text:style-name="P21">X</text:p>
          </table:table-cell>
        </table:table-row>
        <table:table-row table:style-name="Tabela2.1">
          <table:table-cell table:style-name="Tabela2.A1" office:value-type="string">
            <text:p text:style-name="P16">Orientações finais dos projetos</text:p>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26"/>
          </table:table-cell>
          <table:table-cell table:style-name="Tabela2.B2" office:value-type="string">
            <text:p text:style-name="P16"/>
          </table:table-cell>
          <table:table-cell table:style-name="Tabela2.B2" office:value-type="string">
            <text:p text:style-name="P21">X</text:p>
          </table:table-cell>
        </table:table-row>
      </table:table>
      <text:p text:style-name="P2"/>
      <text:p text:style-name="P2"/>
      <text:list xml:id="list165201576178552" text:continue-numbering="true" text:style-name="Numbering_20_2">
        <text:list-item>
          <text:list>
            <text:list-item>
              <text:list>
                <text:list-item>
                  <text:h text:style-name="P33" text:outline-level="2"><text:bookmark-start text:name="__RefHeading__1261_932896359"/>Segundo Semestre de 2015<text:bookmark-end text:name="__RefHeading__1261_932896359"/></text:h>
                </text:list-item>
              </text:list>
            </text:list-item>
          </text:list>
        </text:list-item>
      </text:list>
      <text:p text:style-name="P2"/>
      <text:p text:style-name="P2"/>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8"><draw:connector text:anchor-type="paragraph" draw:z-index="0" draw:name="Conector de seta reta 1" draw:style-name="gr1" draw:type="line" svg:x1="-0.089cm" svg:y1="0.005cm" svg:x2="4.036cm" svg:y2="1.198cm" svg:d="M-90 5l4126 1193" svg:viewBox="0 0 4128 1194"><text:p/></draw:connector>Mês</text:p>
            <text:p text:style-name="P11"/>
            <text:p text:style-name="P12">Tarefas</text:p>
          </table:table-cell>
          <table:table-cell table:style-name="Tabela1.B1" office:value-type="string">
            <text:p text:style-name="P13">JUN</text:p>
          </table:table-cell>
          <table:table-cell table:style-name="Tabela1.A1" office:value-type="string">
            <text:p text:style-name="P11">J<text:span text:style-name="T19">UL</text:span></text:p>
          </table:table-cell>
          <table:table-cell table:style-name="Tabela1.A1" office:value-type="string">
            <text:p text:style-name="P13">AGO</text:p>
          </table:table-cell>
          <table:table-cell table:style-name="Tabela1.A1" office:value-type="string">
            <text:p text:style-name="P13">SET</text:p>
          </table:table-cell>
          <table:table-cell table:style-name="Tabela1.A1" office:value-type="string">
            <text:p text:style-name="P13">OUT</text:p>
          </table:table-cell>
          <table:table-cell table:style-name="Tabela1.A1" office:value-type="string">
            <text:p text:style-name="P13">NOV</text:p>
          </table:table-cell>
          <table:table-cell table:style-name="Tabela1.A1" office:value-type="string">
            <text:p text:style-name="P13">DEZ</text:p>
          </table:table-cell>
        </table:table-row>
        <table:table-row table:style-name="Tabela1.2">
          <table:table-cell table:style-name="Tabela1.A2" office:value-type="string">
            <text:p text:style-name="P17">Estudo da tecnologia OSGi e desenvolvimento de protótipos</text:p>
          </table:table-cell>
          <table:table-cell table:style-name="Tabela1.B2" office:value-type="string">
            <text:p text:style-name="P17">X</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2" office:value-type="string">
            <text:p text:style-name="P17">Estudo do <text:span text:style-name="T8">framework</text:span> Spring</text:p>
          </table:table-cell>
          <table:table-cell table:style-name="Tabela1.B2" office:value-type="string">
            <text:p text:style-name="P17">X</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2" office:value-type="string">
            <text:p text:style-name="P17">Desenvolvimento do software modularizado</text:p>
          </table:table-cell>
          <table:table-cell table:style-name="Tabela1.B2" office:value-type="string">
            <text:p text:style-name="P17">X</text:p>
          </table:table-cell>
          <table:table-cell table:style-name="Tabela1.B2" office:value-type="string">
            <text:p text:style-name="P17">X</text:p>
          </table:table-cell>
          <table:table-cell table:style-name="Tabela1.B2" office:value-type="string">
            <text:p text:style-name="P17">X</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2" office:value-type="string">
            <text:p text:style-name="P23">Atualização da pesquisa</text:p>
          </table:table-cell>
          <table:table-cell table:style-name="Tabela1.B2" office:value-type="string">
            <text:p text:style-name="P22"/>
          </table:table-cell>
          <table:table-cell table:style-name="Tabela1.B2" office:value-type="string">
            <text:p text:style-name="P22"/>
          </table:table-cell>
          <table:table-cell table:style-name="Tabela1.B2" office:value-type="string">
            <text:p text:style-name="P22">X</text:p>
          </table:table-cell>
          <table:table-cell table:style-name="Tabela1.B2" office:value-type="string">
            <text:p text:style-name="P22">X</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row>
        <text:soft-page-break/>
        <table:table-row table:style-name="Tabela1.2">
          <table:table-cell table:style-name="Tabela1.A2" office:value-type="string">
            <text:p text:style-name="P20">Análise e discussão de resultados</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8">X</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2" office:value-type="string">
            <text:p text:style-name="P18">Pré-banca</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8">X</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2" office:value-type="string">
            <text:p text:style-name="P18">Redação final do TCC</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8">X</text:p>
          </table:table-cell>
          <table:table-cell table:style-name="Tabela1.B2" office:value-type="string">
            <text:p text:style-name="P18">X</text:p>
          </table:table-cell>
          <table:table-cell table:style-name="Tabela1.B2" office:value-type="string">
            <text:p text:style-name="P15"/>
          </table:table-cell>
        </table:table-row>
        <table:table-row table:style-name="Tabela1.2">
          <table:table-cell table:style-name="Tabela1.A2" office:value-type="string">
            <text:p text:style-name="P18">Defesa pública</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8">X</text:p>
          </table:table-cell>
          <table:table-cell table:style-name="Tabela1.B2" office:value-type="string">
            <text:p text:style-name="P15"/>
          </table:table-cell>
        </table:table-row>
        <table:table-row table:style-name="Tabela1.2">
          <table:table-cell table:style-name="Tabela1.A2" office:value-type="string">
            <text:p text:style-name="P18">Acertos finais para capa dura</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8">X</text:p>
          </table:table-cell>
          <table:table-cell table:style-name="Tabela1.B2" office:value-type="string">
            <text:p text:style-name="P18">X</text:p>
          </table:table-cell>
        </table:table-row>
        <table:table-row table:style-name="Tabela1.2">
          <table:table-cell table:style-name="Tabela1.A2" office:value-type="string">
            <text:p text:style-name="P18">Entrega <text:span text:style-name="T20">da capa dura</text:span></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9">X</text:p>
          </table:table-cell>
        </table:table-row>
      </table:table>
      <text:list xml:id="list165201607180057" text:continue-numbering="true" text:style-name="Numbering_20_2">
        <text:list-header>
          <text:h text:style-name="Subtitle" text:outline-level="2"/>
        </text:list-header>
        <text:list-item>
          <text:h text:style-name="P35" text:outline-level="1"><text:bookmark-start text:name="__RefHeading__2216_2051713974"/>Referências<text:bookmark-end text:name="__RefHeading__2216_2051713974"/></text:h>
        </text:list-item>
      </text:list>
      <text:p text:style-name="P2"/>
      <text:p text:style-name="P2"/>
      <text:p text:style-name="P2"/>
      <text:p text:style-name="Referências">APPOLINÁRIO, Fabio. <text:span text:style-name="T1">Dicionário de metodologia:</text:span> um guia para a produção do conhecimento científico. São Paulo: Atlas, 2004.</text:p>
      <text:p text:style-name="Referências"/>
      <text:p text:style-name="Referências">GIL, Antônio Carlos. <text:span text:style-name="T1">Como elaborar projetos de pesquisa</text:span>. São Paulo: Atlas, 2002.</text:p>
      <text:p text:style-name="Referências"/>
      <text:p text:style-name="Referências">KIOSKEA. <text:span text:style-name="T1">Condução de reunião</text:span>. 2014. Disponível em http://pt.kioskea.net/contents/579-conducao-de-reuniao. Acesso em 16 de abril,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45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1" style:list-style-name="Numbering_20_2" style:class="chapter" style:master-page-name="">
      <style:paragraph-properties fo:margin-left="0cm" fo:margin-right="0cm" fo:margin-top="0cm" fo:margin-bottom="0cm" loext:contextual-spacing="false" fo:line-height="150%" fo:text-align="start" style:justify-single-word="false" fo:text-indent="0cm" style:auto-text-indent="true" style:page-number="auto" text:number-lines="true" text:line-number="0"/>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fo:margin-left="0cm" fo:margin-right="0cm" fo:margin-top="0cm" fo:margin-bottom="0cm" loext:contextual-spacing="false" fo:line-height="150%" fo:text-align="start" style:justify-single-word="false" fo:text-indent="0cm"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Referências" style:family="paragraph" style:parent-style-name="Text_20_body"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size-asian="10.5pt"/>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97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97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8:52:22.867000000</meta:creation-date>
    <meta:editing-duration>PT2H55M56S</meta:editing-duration>
    <meta:editing-cycles>72</meta:editing-cycles>
    <meta:generator>LibreOffice/4.3.5.2$Windows_x86 LibreOffice_project/3a87456aaa6a95c63eea1c1b3201acedf0751bd5</meta:generator>
    <meta:initial-creator>Felipe Rodrigues</meta:initial-creator>
    <dc:date>2015-04-23T16:52:00.100000000</dc:date>
    <dc:creator>Felipe Rodrigues</dc:creator>
    <meta:document-statistic meta:table-count="3" meta:image-count="0" meta:object-count="0" meta:page-count="12" meta:paragraph-count="205" meta:word-count="1430" meta:character-count="9496" meta:non-whitespace-character-count="8238"/>
  </office:meta>
</office:document-meta>
</file>